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adornments="Fet" style:font-family-generic="roman" style:font-pitch="variable"/>
    <style:font-face style:name="Times New Roman3" svg:font-family="'Times New Roman'" style:font-adornments="Kursiv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7e1"/>
    </style:style>
    <style:style style:name="P2" style:family="paragraph" style:parent-style-name="Text_20_body">
      <style:text-properties officeooo:rsid="000d1b24" officeooo:paragraph-rsid="000d1b24"/>
    </style:style>
    <style:style style:name="P3" style:family="paragraph" style:parent-style-name="Text_20_body">
      <style:text-properties officeooo:rsid="000f1207" officeooo:paragraph-rsid="000f1207"/>
    </style:style>
    <style:style style:name="P4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5" style:family="paragraph" style:parent-style-name="Text_20_body">
      <style:text-properties officeooo:rsid="0011452e" officeooo:paragraph-rsid="0011452e"/>
    </style:style>
    <style:style style:name="P6" style:family="paragraph" style:parent-style-name="Text_20_body">
      <style:text-properties officeooo:paragraph-rsid="00132c5f"/>
    </style:style>
    <style:style style:name="P7" style:family="paragraph" style:parent-style-name="Text_20_body">
      <style:text-properties officeooo:rsid="00136473" officeooo:paragraph-rsid="00136473"/>
    </style:style>
    <style:style style:name="P8" style:family="paragraph" style:parent-style-name="Title">
      <style:text-properties officeooo:rsid="00099f23"/>
    </style:style>
    <style:style style:name="P9" style:family="paragraph" style:parent-style-name="Heading_20_2">
      <style:text-properties fo:font-weight="bold" officeooo:rsid="001119cc" officeooo:paragraph-rsid="001119cc" style:font-weight-asian="bold" style:font-weight-complex="bold"/>
    </style:style>
    <style:style style:name="P10" style:family="paragraph" style:parent-style-name="Heading_20_2">
      <style:text-properties officeooo:rsid="0011452e" officeooo:paragraph-rsid="0011452e"/>
    </style:style>
    <style:style style:name="P11" style:family="paragraph" style:parent-style-name="Heading_20_2">
      <style:text-properties officeooo:rsid="00132c5f" officeooo:paragraph-rsid="00132c5f"/>
    </style:style>
    <style:style style:name="P12" style:family="paragraph" style:parent-style-name="Heading_20_2">
      <style:text-properties officeooo:rsid="00136473" officeooo:paragraph-rsid="00136473"/>
    </style:style>
    <style:style style:name="P13" style:family="paragraph" style:parent-style-name="Heading_20_1">
      <style:text-properties officeooo:paragraph-rsid="00099f23"/>
    </style:style>
    <style:style style:name="P14" style:family="paragraph" style:parent-style-name="Heading_20_1">
      <style:text-properties officeooo:rsid="00107dfb" officeooo:paragraph-rsid="00107dfb"/>
    </style:style>
    <style:style style:name="P15" style:family="paragraph" style:parent-style-name="Heading_20_1">
      <style:text-properties officeooo:rsid="00136473" officeooo:paragraph-rsid="00136473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fo:font-weight="bold" officeooo:rsid="00107dfb" style:font-weight-asian="bold" style:font-weight-complex="bold"/>
    </style:style>
    <style:style style:name="T4" style:family="text">
      <style:text-properties officeooo:rsid="0011452e"/>
    </style:style>
    <style:style style:name="T5" style:family="text">
      <style:text-properties officeooo:rsid="00132c5f"/>
    </style:style>
    <style:style style:name="T6" style:family="text">
      <style:text-properties officeooo:rsid="001364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Vision Den Glade Piraten</text:p>
      <text:h text:style-name="P13" text:outline-level="1"><text:span text:style-name="T1">Introduktion</text:span></text:h>
      <text:p text:style-name="P1"><text:span text:style-name="T1">Den Glade Piraten är en båtklubb som bland annat sköter om medlemmarnas båtplaceringar och tillhörande administration av detta.</text:span></text:p>
      <text:p text:style-name="P2"><text:span text:style-name="T1">F</text:span>ör att minska arbetsbördan och förenkla medlems och ekonomisk administration har ett elektroniskt medlemsregister önskats ersätta det nu manuella.</text:p>
      <text:p text:style-name="P3">Dagens system lider brister i översikt av betald medlemsavgift till den grad att intäkter missas, avgiften består av en fast del samt en rörlig per båtplats. Dessa avgifter skulle enklare kunna hanteras genom att i ett elektroniskt system se medlem samt båtar, platser och betalningsstatus och lyfta bort den manuella handlingen med kvitton.</text:p>
      <text:h text:style-name="P14" text:outline-level="1">Användargrupper</text:h>
      <text:h text:style-name="P9" text:outline-level="2"><text:span text:style-name="T2">Medlem</text:span></text:h>
      <text:p text:style-name="P4">Mindre datorvana, använder såväl dator som surfplatta för enklare arbetsuppgifter.</text:p>
      <text:h text:style-name="P10" text:outline-level="2">Sekreterare</text:h>
      <text:p text:style-name="P5">God datorvana</text:p>
      <text:h text:style-name="P11" text:outline-level="2">Kassör</text:h>
      <text:p text:style-name="P6"><text:span text:style-name="T5">God datorvana</text:span></text:p>
      <text:h text:style-name="P15" text:outline-level="1"><text:span text:style-name="T2">Intressenter</text:span></text:h>
      <text:h text:style-name="P12" text:outline-level="2"><text:span text:style-name="T2">Gunnar</text:span></text:h>
      <text:h text:style-name="P12" text:outline-level="2"><text:span text:style-name="T2">Svante</text:span></text:h>
      <text:h text:style-name="P15" text:outline-level="1"><text:span text:style-name="T2">Liknande system</text:span></text:h>
      <text:p text:style-name="P7"><text:span text:style-name="T2">B</text:span>la bla bla.</text:p>
      <text:h text:style-name="P15" text:outline-level="1">Baskrav</text:h>
      <text:p text:style-name="P7">BK1</text:p>
      <text:p text:style-name="P7">BK2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2" svg:font-family="'Times New Roman'" style:font-adornments="Fet" style:font-family-generic="roman" style:font-pitch="variable"/>
    <style:font-face style:name="Times New Roman3" svg:font-family="'Times New Roman'" style:font-adornments="Kursiv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2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2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2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4T18:06:02.385000000</dc:date>
    <meta:editing-duration>PT3H49M26S</meta:editing-duration>
    <meta:editing-cycles>10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0" meta:word-count="124" meta:character-count="861" meta:non-whitespace-character-count="757"/>
  </office:meta>
</office:document-meta>
</file>